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Engine.findModuleRevisionIds( DependencyResolver resolver , ModuleRevisionId pattern , PatternMatcher matche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SearchEngine.listTokenValues( String token , Map otherToken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archEngine.SearchEngine( Ivy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Engine.listOrganis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archEngine.listModules( ModuleId moduleCrit , PatternMatcher mat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archEngine.listModules( ModuleRevisionId moduleCrit , PatternMatcher mat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archEngine.listModules( DependencyResolver resolver , ModuleRevisionId moduleCrit , PatternMatcher mat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archEngine.listRevisions( String org , String mo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archEngine.listRevisionEntries( ModuleEntry mod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archEngine.listModules( String or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archEngine.listOrganisationEntr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archEngine.listModuleEntries( OrganisationEntry or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archEngine.addMatcher( PatternMatcher patternMatcher , String expression , Map criteria ,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